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paragraph-rsid="0012b35e"/>
    </style:style>
    <style:style style:name="P2" style:family="paragraph" style:parent-style-name="Heading_20_3">
      <style:text-properties officeooo:paragraph-rsid="0012b35e"/>
    </style:style>
    <style:style style:name="P3" style:family="paragraph" style:parent-style-name="Standard">
      <style:text-properties officeooo:rsid="00133a0a" officeooo:paragraph-rsid="00133a0a"/>
    </style:style>
    <style:style style:name="P4" style:family="paragraph" style:parent-style-name="Heading_20_3">
      <style:text-properties officeooo:paragraph-rsid="00133a0a"/>
    </style:style>
    <style:style style:name="P5" style:family="paragraph" style:parent-style-name="Standard">
      <style:text-properties officeooo:rsid="0015c2ec" officeooo:paragraph-rsid="0015c2ec"/>
    </style:style>
    <style:style style:name="P6" style:family="paragraph" style:parent-style-name="Standard">
      <style:text-properties officeooo:rsid="00154535" officeooo:paragraph-rsid="00154535"/>
    </style:style>
    <style:style style:name="P7" style:family="paragraph" style:parent-style-name="Heading_20_2" style:master-page-name="Standard">
      <style:paragraph-properties fo:margin-top="0cm" fo:margin-bottom="0.212cm" style:contextual-spacing="false" fo:line-height="100%" style:page-number="1">
        <style:tab-stops>
          <style:tab-stop style:position="9.999cm"/>
        </style:tab-stops>
      </style:paragraph-properties>
    </style:style>
    <style:style style:name="P8" style:family="paragraph" style:parent-style-name="Standard">
      <style:text-properties officeooo:rsid="0015c2ec" officeooo:paragraph-rsid="0015c2ec"/>
    </style:style>
    <style:style style:name="P9" style:family="paragraph" style:parent-style-name="Standard">
      <style:text-properties officeooo:rsid="001122c9" officeooo:paragraph-rsid="001122c9"/>
    </style:style>
    <style:style style:name="P10" style:family="paragraph" style:parent-style-name="Standard">
      <style:text-properties officeooo:rsid="00178867" officeooo:paragraph-rsid="00178867"/>
    </style:style>
    <style:style style:name="P11" style:family="paragraph" style:parent-style-name="Standard">
      <style:text-properties officeooo:paragraph-rsid="0012b35e"/>
    </style:style>
    <style:style style:name="T1" style:family="text">
      <style:text-properties fo:font-size="14pt" officeooo:rsid="0012b35e" style:font-size-asian="14pt" style:font-size-complex="14pt"/>
    </style:style>
    <style:style style:name="T2" style:family="text">
      <style:text-properties fo:font-size="14pt" officeooo:rsid="00133a0a" style:font-size-asian="14pt" style:font-size-complex="14pt"/>
    </style:style>
    <style:style style:name="T3" style:family="text">
      <style:text-properties officeooo:rsid="00133a0a"/>
    </style:style>
    <style:style style:name="T4" style:family="text">
      <style:text-properties officeooo:rsid="0014ff0b"/>
    </style:style>
    <style:style style:name="T5" style:family="text">
      <style:text-properties officeooo:rsid="001545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c440swqfguuc"/>Nom(s)<text:tab/>Titre du projet</text:p>
      <text:p text:style-name="Heading_20_3"/>
      <text:p text:style-name="Heading_20_3"><text:bookmark text:name="_do9ygvgrdawu"/>Bonus éventuels :</text:p>
      <text:p text:style-name="Standard">Intérêt ou originalité</text:p>
      <text:p text:style-name="Standard"/>
      <text:p text:style-name="Heading_20_3"><text:bookmark text:name="_a5lxa18ole3s"/>Qualité et organisation du code source (<text:span text:style-name="T3">5</text:span> points) :</text:p>
      <text:p text:style-name="P10">2 élèves par groupe</text:p>
      <text:p text:style-name="P9">Le projet est de taille suffisante (&gt; 150 lignes par personne)</text:p>
      <text:p text:style-name="P10">Tout le code est en un seul fichier .py</text:p>
      <text:p text:style-name="Standard">Les noms des variables et des fonctions sont bien choisis</text:p>
      <text:p text:style-name="P3">Le code est raisonnablement commenté <text:span text:style-name="T4">et sans fautes d’orthographe</text:span></text:p>
      <text:p text:style-name="Standard">Le code est compréhensible</text:p>
      <text:p text:style-name="Standard">Le code est pertinent</text:p>
      <text:p text:style-name="P10">Le code commence par les déclarations de fonctions et termine par le programme principal</text:p>
      <text:p text:style-name="P3">Pas ou très peu de variables globales</text:p>
      <text:p text:style-name="P5">Pas de programmation orientée objet (= mot clé « class » non utilisé)</text:p>
      <text:p text:style-name="Standard">Le programme semble fonctionner sans planter et sans erreur</text:p>
      <text:p text:style-name="Standard"/>
      <text:p text:style-name="Standard"/>
      <text:p text:style-name="Standard"/>
      <text:p text:style-name="Standard"/>
      <text:p text:style-name="P2">Qualité de l'interface utilisateur du programme (<text:span text:style-name="T2">5</text:span> points) :</text:p>
      <text:p text:style-name="P5">Utilisation correcte de la bibliothèque Pygame</text:p>
      <text:p text:style-name="P10">Le projet fonctionne sur les chromebooks avec Thonny (résolution d’écran, polices de caractères...)</text:p>
      <text:p text:style-name="P6">C’est joli et propre</text:p>
      <text:p text:style-name="P1">On comprend comment utiliser le programme sans avoir besoin de lire un mode d’emploi</text:p>
      <text:p text:style-name="P1">Le programme ne plante pas quand l’utilisateur répond <text:span text:style-name="T5">ou fait </text:span>n’importe quoi</text:p>
      <text:p text:style-name="P1">Finition, orthographe</text:p>
      <text:p text:style-name="P1"/>
      <text:p text:style-name="P1"/>
      <text:p text:style-name="P1"/>
      <text:p text:style-name="P1"/>
      <text:p text:style-name="P1"/>
      <text:p text:style-name="P2"><text:bookmark text:name="_rey5mf3avusa"/>Qualité de la présentation <text:span text:style-name="T1">vidéo</text:span> (<text:span text:style-name="T2">5</text:span> points) :</text:p>
      <text:p text:style-name="Standard">Qualité technique de la vidéo</text:p>
      <text:p text:style-name="Standard">Fluidité de l’expression orale</text:p>
      <text:p text:style-name="Standard">Les explications sont claires</text:p>
      <text:p text:style-name="Standard">Les explications sont intéressantes</text:p>
      <text:p text:style-name="P3">Durée entre 5 et 8 min</text:p>
      <text:p text:style-name="Standard"/>
      <text:p text:style-name="Standard"/>
      <text:p text:style-name="Standard"/>
      <text:p text:style-name="Standard"/>
      <text:p text:style-name="Standard"/>
      <text:p text:style-name="P4"><text:bookmark text:name="_xkxdx4kn8bx3"/>Réponses aux questions sur le programme au verso (<text:span text:style-name="T2">5</text:span> points) : 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11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09T21:30:33.797101762</dc:date>
    <meta:editing-duration>PT25M40S</meta:editing-duration>
    <meta:editing-cycles>9</meta:editing-cycles>
    <meta:document-statistic meta:table-count="0" meta:image-count="0" meta:object-count="0" meta:page-count="1" meta:paragraph-count="29" meta:word-count="216" meta:character-count="1313" meta:non-whitespace-character-count="1126"/>
  </office:meta>
</office:document-meta>
</file>